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</office:automatic-styles>
  <office:body>
    <office:text text:use-soft-page-breaks="true">
      <text:p text:style-name="P1">Documentation des liens entre éléments d’interface et fonctionnalités.</text:p>
      <text:p text:style-name="Normal"/>
      <text:p text:style-name="Normal">Utilité des boutons :<text:s/></text:p>
      <text:p text:style-name="Normal">« Précédent » : Permet de retourner à l’image précédente lorsque l’on est en mode de défilement manuel.</text:p>
      <text:p text:style-name="Normal">« Pause/Play » : Permet de mettre le défilement en pause lorsque l’on est en mode de défilement automatique.</text:p>
      <text:p text:style-name="Normal">« Suivant » : Permet de passer à l’image suivante lorsque l’on est en mode de défilement manuel.</text:p>
      <text:p text:style-name="Normal"/>
      <text:p text:style-name="Normal">Utilité des radio-boutons :<text:s/></text:p>
      <text:p text:style-name="Normal">« Défilement automatique » : Permet de changer de mode de défilement pas défaut le boutons et décoché (non activé) ce qui veut dire que l’on est en mode manuel.</text:p>
      <text:p text:style-name="Normal">« Boucle » : Permet d’indiquer si l’on souhaite retourner à la première image lorsque l’on a atteint la dernière image du diaporama.</text:p>
      <text:p text:style-name="Normal"/>
      <text:p text:style-name="Normal">Utilité des actions de la barre de menu :<text:s/></text:p>
      <text:p text:style-name="Normal">Fichier &gt; « Quitter » : permet de fermer l’application.</text:p>
      <text:p text:style-name="Normal">Paramètres &gt; « Charger diaporama » : Permet de charger un nouveau diaporama (qu’il y en ai un déjà chargé ou pas).</text:p>
      <text:p text:style-name="Normal">Paramètres &gt; « Vider diaporama » : Permet d’enlever le diaporama qui est déjà chargé.</text:p>
      <text:p text:style-name="Normal">Paramètres &gt; « Vitesse de défilement » : Permet d’ouvrir une boite de dialogue qui<text:s/>donne la possibilité de changer la vitesse de défilement des images du mode de défilement automatique.</text:p>
      <text:p text:style-name="Normal">Aide &gt; « A propos » : Permet d’afficher la version actuelle du lecteur de diaporama et ses auteur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andia Iban</meta:initial-creator>
    <dc:creator>Arandia Iban</dc:creator>
    <meta:creation-date>2024-04-19T13:54:00Z</meta:creation-date>
    <dc:date>2024-04-19T14:11:00Z</dc:date>
    <meta:template xlink:href="Normal.dotm" xlink:type="simple"/>
    <meta:editing-cycles>1</meta:editing-cycles>
    <meta:editing-duration>PT1020S</meta:editing-duration>
    <meta:document-statistic meta:page-count="1" meta:paragraph-count="2" meta:word-count="202" meta:character-count="1315" meta:row-count="9" meta:non-whitespace-character-count="1115"/>
  </office:meta>
</office:document-meta>
</file>